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>{logo}</text:p>
          </table:table-cell>
          <table:table-cell table:style-name="Table6.C1" office:value-type="string">
            <text:p text:style-name="P13">{badan}</text:p>
            <text:p text:style-name="P13">{kota4}</text:p>
            <text:p text:style-name="P14">{alamat} </text:p>
            <text:p text:style-name="P15">Telp. {tlp} Fax {fax} </text:p>
            <text:p text:style-name="P16"/>
          </table:table-cell>
          <table:table-cell table:style-name="Table6.C1" office:value-type="string">
            <text:p text:style-name="P17"/>
          </table:table-cell>
        </table:table-row>
      </table:table>
      <text:p text:style-name="P8"/>
      <text:p text:style-name="P8">{title}</text:p>
      <text:p text:style-name="P9">Periode : {periode_awal} s/d <text:s/>{periode_akhir}</text:p>
      <text:p text:style-name="P9"/>
      <text:p text:style-name="P8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moho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5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6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6">{texteArticle4}</text:p>
          </table:table-cell>
          <table:table-cell table:style-name="Table1.A2" office:value-type="string">
            <text:p text:style-name="P6">{texteArticle5}</text:p>
          </table:table-cell>
          <table:table-cell table:style-name="Table1.A2" office:value-type="string">
            <text:p text:style-name="P6">{texteArticle6}</text:p>
          </table:table-cell>
          <table:table-cell table:style-name="Table1.A2" office:value-type="string">
            <text:p text:style-name="P6">{texteArticle7}</text:p>
          </table:table-cell>
          <table:table-cell table:style-name="Table1.A2" office:value-type="string">
            <text:p text:style-name="P6">{texteArticle8}</text:p>
          </table:table-cell>
          <table:table-cell table:style-name="Table1.H2" office:value-type="string">
            <text:p text:style-name="P6">{texteArticle9}</text:p>
            <text:p text:style-name="P7">[!-- END row.articles3 --]</text:p>
          </table:table-cell>
        </table:table-row>
      </table:table>
      <text:p text:style-name="P3"/>
      <text:p text:style-name="P2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1-11-08T19:02:09.32</dc:date>
    <dc:creator>f fg</dc:creator>
    <meta:editing-duration>PT2H14M5S</meta:editing-duration>
    <meta:editing-cycles>18</meta:editing-cycles>
    <meta:generator>OpenOffice.org/3.3$Win32 OpenOffice.org_project/330m20$Build-9567</meta:generator>
    <meta:document-statistic meta:table-count="2" meta:image-count="0" meta:object-count="0" meta:page-count="1" meta:paragraph-count="25" meta:word-count="47" meta:character-count="398"/>
  </office:meta>
</office:document-meta>
</file>